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3" svg:font-family="Courier" style:font-adornments="Regular" style:font-family-generic="modern" style:font-pitch="fixed"/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716cm" fo:min-width="0.466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716cm" fo:min-width="1.506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716cm" fo:min-width="1.507cm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none" draw:textarea-vertical-align="middle" draw:auto-grow-height="false" fo:min-height="1.196cm" fo:min-width="0cm"/>
    </style:style>
    <style:style style:name="gr10" style:family="graphic" style:parent-style-name="objectwithoutfill">
      <style:graphic-properties svg:stroke-color="#666666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4.829cm" fo:min-width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3.936cm" fo:min-width="0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431cm" fo:min-width="0.4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Courier3" style:font-name-asian="Courier3" style:font-name-complex="Courier3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0.762cm" svg:height="0.762cm" svg:x="4.826cm" svg:y="12.44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27cm" svg:height="0.762cm" svg:x="3.556cm" svg:y="13.462cm">
            <draw:text-box>
              <text:p>s=0</text:p>
            </draw:text-box>
          </draw:frame>
          <draw:frame draw:style-name="gr2" draw:text-style-name="P3" draw:layer="layout" svg:width="1.524cm" svg:height="0.762cm" svg:x="5.588cm" svg:y="13.462cm">
            <draw:text-box>
              <text:p>A[1]</text:p>
            </draw:text-box>
          </draw:frame>
          <draw:line draw:style-name="gr3" draw:text-style-name="P4" draw:layer="layout" svg:x1="4.318cm" svg:y1="13.462cm" svg:x2="4.826cm" svg:y2="12.954cm">
            <text:p/>
          </draw:line>
          <draw:line draw:style-name="gr3" draw:text-style-name="P4" draw:layer="layout" svg:x1="5.588cm" svg:y1="12.954cm" svg:x2="6.096cm" svg:y2="13.462cm">
            <text:p/>
          </draw:line>
        </draw:g>
        <draw:g>
          <draw:custom-shape draw:style-name="gr1" draw:text-style-name="P2" draw:layer="layout" svg:width="0.762cm" svg:height="0.762cm" svg:x="5.842cm" svg:y="11.43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524cm" svg:height="0.762cm" svg:x="6.604cm" svg:y="12.446cm">
            <draw:text-box>
              <text:p>A[2]</text:p>
            </draw:text-box>
          </draw:frame>
          <draw:line draw:style-name="gr3" draw:text-style-name="P4" draw:layer="layout" svg:x1="5.334cm" svg:y1="12.446cm" svg:x2="5.842cm" svg:y2="11.938cm">
            <text:p/>
          </draw:line>
          <draw:line draw:style-name="gr3" draw:text-style-name="P4" draw:layer="layout" svg:x1="6.604cm" svg:y1="11.938cm" svg:x2="7.112cm" svg:y2="12.446cm">
            <text:p/>
          </draw:line>
        </draw:g>
        <draw:g>
          <draw:custom-shape draw:style-name="gr1" draw:text-style-name="P2" draw:layer="layout" svg:width="0.762cm" svg:height="0.762cm" svg:x="6.858cm" svg:y="10.414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524cm" svg:height="0.762cm" svg:x="7.62cm" svg:y="11.43cm">
            <draw:text-box>
              <text:p>A[3]</text:p>
            </draw:text-box>
          </draw:frame>
          <draw:line draw:style-name="gr3" draw:text-style-name="P4" draw:layer="layout" svg:x1="6.35cm" svg:y1="11.43cm" svg:x2="6.858cm" svg:y2="10.922cm">
            <text:p/>
          </draw:line>
          <draw:line draw:style-name="gr3" draw:text-style-name="P4" draw:layer="layout" svg:x1="7.62cm" svg:y1="10.922cm" svg:x2="8.128cm" svg:y2="11.43cm">
            <text:p/>
          </draw:line>
          <draw:line draw:style-name="gr3" draw:text-style-name="P4" draw:layer="layout" svg:x1="7.366cm" svg:y1="10.414cm" svg:x2="7.874cm" svg:y2="9.906cm">
            <text:p/>
          </draw:line>
        </draw:g>
        <draw:g>
          <draw:custom-shape draw:style-name="gr1" draw:text-style-name="P2" draw:layer="layout" svg:width="0.762cm" svg:height="0.762cm" svg:x="8.636cm" svg:y="8.63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2.032cm" svg:height="1.217cm" svg:x="9.398cm" svg:y="9.652cm">
            <draw:text-box>
              <text:p>A[n]</text:p>
            </draw:text-box>
          </draw:frame>
          <draw:line draw:style-name="gr3" draw:text-style-name="P4" draw:layer="layout" svg:x1="8.128cm" svg:y1="9.652cm" svg:x2="8.636cm" svg:y2="9.144cm">
            <text:p/>
          </draw:line>
          <draw:line draw:style-name="gr3" draw:text-style-name="P4" draw:layer="layout" svg:x1="9.398cm" svg:y1="9.144cm" svg:x2="9.906cm" svg:y2="9.652cm">
            <text:p/>
          </draw:line>
          <draw:line draw:style-name="gr3" draw:text-style-name="P4" draw:layer="layout" svg:x1="9.144cm" svg:y1="8.636cm" svg:x2="9.652cm" svg:y2="8.128cm">
            <text:p/>
          </draw:line>
          <draw:frame draw:style-name="gr4" draw:text-style-name="P3" draw:layer="layout" svg:width="2.848cm" svg:height="1.217cm" svg:x="9.598cm" svg:y="7.653cm">
            <draw:text-box>
              <text:p>Final sum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g>
            <draw:custom-shape draw:style-name="gr1" draw:text-style-name="P2" draw:layer="layout" svg:width="0.762cm" svg:height="0.762cm" svg:x="4.826cm" svg:y="12.446cm">
              <text:p text:style-name="P1">+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524cm" svg:height="1.217cm" svg:x="3.556cm" svg:y="13.462cm">
              <draw:text-box>
                <text:p>A[1]</text:p>
              </draw:text-box>
            </draw:frame>
            <draw:frame draw:style-name="gr2" draw:text-style-name="P3" draw:layer="layout" svg:width="1.524cm" svg:height="0.762cm" svg:x="5.588cm" svg:y="13.462cm">
              <draw:text-box>
                <text:p>A[2]</text:p>
              </draw:text-box>
            </draw:frame>
            <draw:line draw:style-name="gr3" draw:text-style-name="P4" draw:layer="layout" svg:x1="4.318cm" svg:y1="13.462cm" svg:x2="4.826cm" svg:y2="12.954cm">
              <text:p/>
            </draw:line>
            <draw:line draw:style-name="gr3" draw:text-style-name="P4" draw:layer="layout" svg:x1="5.588cm" svg:y1="12.954cm" svg:x2="6.096cm" svg:y2="13.462cm">
              <text:p/>
            </draw:line>
            <draw:custom-shape draw:style-name="gr1" draw:text-style-name="P2" draw:layer="layout" svg:width="0.762cm" svg:height="0.762cm" svg:x="4.827cm" svg:y="12.447cm">
              <text:p text:style-name="P1">+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762cm" svg:height="0.762cm" svg:x="8.128cm" svg:y="12.446cm">
              <text:p text:style-name="P1">+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524cm" svg:height="1.217cm" svg:x="6.858cm" svg:y="13.462cm">
              <draw:text-box>
                <text:p>A[3]</text:p>
              </draw:text-box>
            </draw:frame>
            <draw:frame draw:style-name="gr2" draw:text-style-name="P3" draw:layer="layout" svg:width="1.524cm" svg:height="0.762cm" svg:x="8.89cm" svg:y="13.462cm">
              <draw:text-box>
                <text:p>A[4]</text:p>
              </draw:text-box>
            </draw:frame>
            <draw:line draw:style-name="gr3" draw:text-style-name="P4" draw:layer="layout" svg:x1="7.62cm" svg:y1="13.462cm" svg:x2="8.128cm" svg:y2="12.954cm">
              <text:p/>
            </draw:line>
            <draw:line draw:style-name="gr3" draw:text-style-name="P4" draw:layer="layout" svg:x1="8.89cm" svg:y1="12.954cm" svg:x2="9.398cm" svg:y2="13.462cm">
              <text:p/>
            </draw:line>
          </draw:g>
          <draw:g>
            <draw:custom-shape draw:style-name="gr1" draw:text-style-name="P2" draw:layer="layout" svg:width="0.762cm" svg:height="0.762cm" svg:x="11.43cm" svg:y="12.446cm">
              <text:p text:style-name="P1">+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524cm" svg:height="1.217cm" svg:x="10.16cm" svg:y="13.462cm">
              <draw:text-box>
                <text:p>A[5]</text:p>
              </draw:text-box>
            </draw:frame>
            <draw:frame draw:style-name="gr2" draw:text-style-name="P3" draw:layer="layout" svg:width="1.524cm" svg:height="0.762cm" svg:x="12.192cm" svg:y="13.462cm">
              <draw:text-box>
                <text:p>A[6]</text:p>
              </draw:text-box>
            </draw:frame>
            <draw:line draw:style-name="gr3" draw:text-style-name="P4" draw:layer="layout" svg:x1="10.922cm" svg:y1="13.462cm" svg:x2="11.43cm" svg:y2="12.954cm">
              <text:p/>
            </draw:line>
            <draw:line draw:style-name="gr3" draw:text-style-name="P4" draw:layer="layout" svg:x1="12.192cm" svg:y1="12.954cm" svg:x2="12.7cm" svg:y2="13.462cm">
              <text:p/>
            </draw:line>
          </draw:g>
          <draw:g>
            <draw:custom-shape draw:style-name="gr1" draw:text-style-name="P2" draw:layer="layout" svg:width="0.762cm" svg:height="0.762cm" svg:x="14.732cm" svg:y="12.446cm">
              <text:p text:style-name="P1">+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1.524cm" svg:height="1.217cm" svg:x="13.462cm" svg:y="13.462cm">
              <draw:text-box>
                <text:p>A[7]</text:p>
              </draw:text-box>
            </draw:frame>
            <draw:frame draw:style-name="gr2" draw:text-style-name="P3" draw:layer="layout" svg:width="1.524cm" svg:height="0.762cm" svg:x="15.494cm" svg:y="13.462cm">
              <draw:text-box>
                <text:p>A[8]</text:p>
              </draw:text-box>
            </draw:frame>
            <draw:line draw:style-name="gr3" draw:text-style-name="P4" draw:layer="layout" svg:x1="14.224cm" svg:y1="13.462cm" svg:x2="14.732cm" svg:y2="12.954cm">
              <text:p/>
            </draw:line>
            <draw:line draw:style-name="gr3" draw:text-style-name="P4" draw:layer="layout" svg:x1="15.494cm" svg:y1="12.954cm" svg:x2="16.002cm" svg:y2="13.462cm">
              <text:p/>
            </draw:line>
          </draw:g>
          <draw:custom-shape draw:style-name="gr1" draw:text-style-name="P2" draw:layer="layout" svg:width="0.762cm" svg:height="0.762cm" svg:x="6.45cm" svg:y="11.32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62cm" svg:height="0.762cm" svg:x="13.054cm" svg:y="11.32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5.588cm" svg:y1="12.7cm" svg:x2="6.45cm" svg:y2="11.938cm">
            <text:p/>
          </draw:line>
          <draw:line draw:style-name="gr3" draw:text-style-name="P4" draw:layer="layout" svg:x1="7.212cm" svg:y1="11.938cm" svg:x2="8.128cm" svg:y2="12.7cm">
            <text:p/>
          </draw:line>
          <draw:line draw:style-name="gr3" draw:text-style-name="P4" draw:layer="layout" svg:x1="12.192cm" svg:y1="12.7cm" svg:x2="13.054cm" svg:y2="11.938cm">
            <text:p/>
          </draw:line>
          <draw:line draw:style-name="gr3" draw:text-style-name="P4" draw:layer="layout" svg:x1="13.816cm" svg:y1="11.938cm" svg:x2="14.732cm" svg:y2="12.7cm">
            <text:p/>
          </draw:line>
          <draw:custom-shape draw:style-name="gr1" draw:text-style-name="P2" draw:layer="layout" svg:width="0.762cm" svg:height="0.762cm" svg:x="9.852cm" svg:y="10.414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212cm" svg:y1="11.43cm" svg:x2="9.852cm" svg:y2="10.922cm">
            <text:p/>
          </draw:line>
          <draw:line draw:style-name="gr3" draw:text-style-name="P4" draw:layer="layout" svg:x1="10.614cm" svg:y1="10.922cm" svg:x2="13.054cm" svg:y2="11.43cm">
            <text:p/>
          </draw:line>
        </draw:g>
        <draw:frame draw:style-name="gr4" draw:text-style-name="P3" draw:layer="layout" svg:width="2.848cm" svg:height="1.217cm" svg:x="10.868cm" svg:y="9.451cm">
          <draw:text-box>
            <text:p>Final sum</text:p>
          </draw:text-box>
        </draw:frame>
        <draw:line draw:style-name="gr3" draw:text-style-name="P4" draw:layer="layout" svg:x1="10.414cm" svg:y1="10.414cm" svg:x2="10.868cm" svg:y2="9.906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6" draw:text-style-name="P6" draw:layer="layout" svg:width="1.016cm" svg:height="1.016cm" svg:x="5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6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7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8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9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10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11.954cm" svg:y="3.5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016cm" svg:height="1.016cm" svg:x="12.954cm" svg:y="3.5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6" draw:layer="layout" svg:width="2.056cm" svg:height="1.016cm" svg:x="6.096cm" svg:y="7.87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2.057cm" svg:height="1.016cm" svg:x="8.12cm" svg:y="7.87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2.057cm" svg:height="1.016cm" svg:x="10.143cm" svg:y="7.87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2.056cm" svg:height="1.016cm" svg:x="12.168cm" svg:y="7.87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1.832cm" svg:height="0.762cm" svg:x="6.188cm" svg:y="9.19cm">
              <draw:text-box>
                <text:p>log n</text:p>
              </draw:text-box>
            </draw:frame>
            <draw:frame draw:style-name="gr2" draw:text-style-name="P3" draw:layer="layout" svg:width="1.832cm" svg:height="0.762cm" svg:x="8.288cm" svg:y="9.19cm">
              <draw:text-box>
                <text:p>log n</text:p>
              </draw:text-box>
            </draw:frame>
            <draw:frame draw:style-name="gr2" draw:text-style-name="P3" draw:layer="layout" svg:width="1.832cm" svg:height="0.762cm" svg:x="10.288cm" svg:y="9.19cm">
              <draw:text-box>
                <text:p>log n</text:p>
              </draw:text-box>
            </draw:frame>
            <draw:frame draw:style-name="gr2" draw:text-style-name="P3" draw:layer="layout" svg:width="1.832cm" svg:height="0.762cm" svg:x="12.288cm" svg:y="9.19cm">
              <draw:text-box>
                <text:p>log n</text:p>
              </draw:text-box>
            </draw:frame>
            <draw:custom-shape draw:style-name="gr9" draw:text-style-name="P4" draw:layer="layout" svg:width="0.446cm" svg:height="1.524cm" draw:transform="rotate (1.5707963267949) translate (6.35cm 9.39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9" draw:text-style-name="P4" draw:layer="layout" svg:width="0.446cm" svg:height="1.524cm" draw:transform="rotate (1.5707963267949) translate (8.351cm 9.39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9" draw:text-style-name="P4" draw:layer="layout" svg:width="0.446cm" svg:height="1.524cm" draw:transform="rotate (1.5707963267949) translate (10.451cm 9.39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9" draw:text-style-name="P4" draw:layer="layout" svg:width="0.446cm" svg:height="1.524cm" draw:transform="rotate (1.5707963267949) translate (12.451cm 9.39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line draw:style-name="gr10" draw:text-style-name="P4" draw:layer="layout" svg:x1="6.35cm" svg:y1="7.874cm" svg:x2="6.35cm" svg:y2="8.89cm">
            <text:p/>
          </draw:line>
          <draw:line draw:style-name="gr10" draw:text-style-name="P4" draw:layer="layout" svg:x1="6.55cm" svg:y1="7.874cm" svg:x2="6.55cm" svg:y2="8.89cm">
            <text:p/>
          </draw:line>
          <draw:line draw:style-name="gr10" draw:text-style-name="P4" draw:layer="layout" svg:x1="6.75cm" svg:y1="7.874cm" svg:x2="6.75cm" svg:y2="8.89cm">
            <text:p/>
          </draw:line>
          <draw:line draw:style-name="gr10" draw:text-style-name="P4" draw:layer="layout" svg:x1="6.95cm" svg:y1="7.874cm" svg:x2="6.95cm" svg:y2="8.89cm">
            <text:p/>
          </draw:line>
          <draw:line draw:style-name="gr10" draw:text-style-name="P4" draw:layer="layout" svg:x1="7.15cm" svg:y1="7.874cm" svg:x2="7.15cm" svg:y2="8.89cm">
            <text:p/>
          </draw:line>
          <draw:line draw:style-name="gr10" draw:text-style-name="P4" draw:layer="layout" svg:x1="7.35cm" svg:y1="7.874cm" svg:x2="7.35cm" svg:y2="8.89cm">
            <text:p/>
          </draw:line>
          <draw:line draw:style-name="gr10" draw:text-style-name="P4" draw:layer="layout" svg:x1="7.55cm" svg:y1="7.874cm" svg:x2="7.55cm" svg:y2="8.89cm">
            <text:p/>
          </draw:line>
          <draw:line draw:style-name="gr10" draw:text-style-name="P4" draw:layer="layout" svg:x1="7.75cm" svg:y1="7.874cm" svg:x2="7.75cm" svg:y2="8.89cm">
            <text:p/>
          </draw:line>
          <draw:line draw:style-name="gr10" draw:text-style-name="P4" draw:layer="layout" svg:x1="7.95cm" svg:y1="7.874cm" svg:x2="7.95cm" svg:y2="8.89cm">
            <text:p/>
          </draw:line>
          <draw:line draw:style-name="gr10" draw:text-style-name="P4" draw:layer="layout" svg:x1="8.35cm" svg:y1="7.874cm" svg:x2="8.35cm" svg:y2="8.89cm">
            <text:p/>
          </draw:line>
          <draw:line draw:style-name="gr10" draw:text-style-name="P4" draw:layer="layout" svg:x1="8.55cm" svg:y1="7.874cm" svg:x2="8.55cm" svg:y2="8.89cm">
            <text:p/>
          </draw:line>
          <draw:line draw:style-name="gr10" draw:text-style-name="P4" draw:layer="layout" svg:x1="8.75cm" svg:y1="7.874cm" svg:x2="8.75cm" svg:y2="8.89cm">
            <text:p/>
          </draw:line>
          <draw:line draw:style-name="gr10" draw:text-style-name="P4" draw:layer="layout" svg:x1="8.95cm" svg:y1="7.874cm" svg:x2="8.95cm" svg:y2="8.89cm">
            <text:p/>
          </draw:line>
          <draw:line draw:style-name="gr10" draw:text-style-name="P4" draw:layer="layout" svg:x1="9.15cm" svg:y1="7.874cm" svg:x2="9.15cm" svg:y2="8.89cm">
            <text:p/>
          </draw:line>
          <draw:line draw:style-name="gr10" draw:text-style-name="P4" draw:layer="layout" svg:x1="9.35cm" svg:y1="7.874cm" svg:x2="9.35cm" svg:y2="8.89cm">
            <text:p/>
          </draw:line>
          <draw:line draw:style-name="gr10" draw:text-style-name="P4" draw:layer="layout" svg:x1="9.55cm" svg:y1="7.874cm" svg:x2="9.55cm" svg:y2="8.89cm">
            <text:p/>
          </draw:line>
          <draw:line draw:style-name="gr10" draw:text-style-name="P4" draw:layer="layout" svg:x1="9.75cm" svg:y1="7.874cm" svg:x2="9.75cm" svg:y2="8.89cm">
            <text:p/>
          </draw:line>
          <draw:line draw:style-name="gr10" draw:text-style-name="P4" draw:layer="layout" svg:x1="9.95cm" svg:y1="7.874cm" svg:x2="9.95cm" svg:y2="8.89cm">
            <text:p/>
          </draw:line>
          <draw:line draw:style-name="gr10" draw:text-style-name="P4" draw:layer="layout" svg:x1="10.35cm" svg:y1="7.874cm" svg:x2="10.35cm" svg:y2="8.89cm">
            <text:p/>
          </draw:line>
          <draw:line draw:style-name="gr10" draw:text-style-name="P4" draw:layer="layout" svg:x1="10.55cm" svg:y1="7.874cm" svg:x2="10.55cm" svg:y2="8.89cm">
            <text:p/>
          </draw:line>
          <draw:line draw:style-name="gr10" draw:text-style-name="P4" draw:layer="layout" svg:x1="10.75cm" svg:y1="7.874cm" svg:x2="10.75cm" svg:y2="8.89cm">
            <text:p/>
          </draw:line>
          <draw:line draw:style-name="gr10" draw:text-style-name="P4" draw:layer="layout" svg:x1="10.95cm" svg:y1="7.874cm" svg:x2="10.95cm" svg:y2="8.89cm">
            <text:p/>
          </draw:line>
          <draw:line draw:style-name="gr10" draw:text-style-name="P4" draw:layer="layout" svg:x1="11.15cm" svg:y1="7.874cm" svg:x2="11.15cm" svg:y2="8.89cm">
            <text:p/>
          </draw:line>
          <draw:line draw:style-name="gr10" draw:text-style-name="P4" draw:layer="layout" svg:x1="11.35cm" svg:y1="7.874cm" svg:x2="11.35cm" svg:y2="8.89cm">
            <text:p/>
          </draw:line>
          <draw:line draw:style-name="gr10" draw:text-style-name="P4" draw:layer="layout" svg:x1="11.55cm" svg:y1="7.874cm" svg:x2="11.55cm" svg:y2="8.89cm">
            <text:p/>
          </draw:line>
          <draw:line draw:style-name="gr10" draw:text-style-name="P4" draw:layer="layout" svg:x1="11.75cm" svg:y1="7.874cm" svg:x2="11.75cm" svg:y2="8.89cm">
            <text:p/>
          </draw:line>
          <draw:line draw:style-name="gr10" draw:text-style-name="P4" draw:layer="layout" svg:x1="11.95cm" svg:y1="7.874cm" svg:x2="11.95cm" svg:y2="8.89cm">
            <text:p/>
          </draw:line>
          <draw:line draw:style-name="gr10" draw:text-style-name="P4" draw:layer="layout" svg:x1="12.402cm" svg:y1="7.874cm" svg:x2="12.402cm" svg:y2="8.89cm">
            <text:p/>
          </draw:line>
          <draw:line draw:style-name="gr10" draw:text-style-name="P4" draw:layer="layout" svg:x1="12.602cm" svg:y1="7.874cm" svg:x2="12.602cm" svg:y2="8.89cm">
            <text:p/>
          </draw:line>
          <draw:line draw:style-name="gr10" draw:text-style-name="P4" draw:layer="layout" svg:x1="12.802cm" svg:y1="7.874cm" svg:x2="12.802cm" svg:y2="8.89cm">
            <text:p/>
          </draw:line>
          <draw:line draw:style-name="gr10" draw:text-style-name="P4" draw:layer="layout" svg:x1="13.002cm" svg:y1="7.874cm" svg:x2="13.002cm" svg:y2="8.89cm">
            <text:p/>
          </draw:line>
          <draw:line draw:style-name="gr10" draw:text-style-name="P4" draw:layer="layout" svg:x1="13.202cm" svg:y1="7.874cm" svg:x2="13.202cm" svg:y2="8.89cm">
            <text:p/>
          </draw:line>
          <draw:line draw:style-name="gr10" draw:text-style-name="P4" draw:layer="layout" svg:x1="13.402cm" svg:y1="7.874cm" svg:x2="13.402cm" svg:y2="8.89cm">
            <text:p/>
          </draw:line>
          <draw:line draw:style-name="gr10" draw:text-style-name="P4" draw:layer="layout" svg:x1="13.602cm" svg:y1="7.874cm" svg:x2="13.602cm" svg:y2="8.89cm">
            <text:p/>
          </draw:line>
          <draw:line draw:style-name="gr10" draw:text-style-name="P4" draw:layer="layout" svg:x1="13.802cm" svg:y1="7.874cm" svg:x2="13.802cm" svg:y2="8.89cm">
            <text:p/>
          </draw:line>
          <draw:line draw:style-name="gr10" draw:text-style-name="P4" draw:layer="layout" svg:x1="14.002cm" svg:y1="7.874cm" svg:x2="14.002cm" svg:y2="8.89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g>
            <draw:custom-shape draw:style-name="gr11" draw:text-style-name="P7" draw:layer="layout" svg:width="0.254cm" svg:height="0.254cm" svg:x="6.858cm" svg:y="9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8.325cm" svg:y="9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9.829cm" svg:y="9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11.296cm" svg:y="9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6.859cm" svg:y="11.2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8.326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9.83cm" svg:y="11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11.297cm" svg:y="11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6.859cm" svg:y="12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8.326cm" svg:y="12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9.83cm" svg:y="12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11.297cm" svg:y="12.5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6.86cm" svg:y="13.8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8.327cm" svg:y="13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9.831cm" svg:y="13.8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254cm" svg:height="0.254cm" svg:x="11.298cm" svg:y="13.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0.446cm" svg:height="5.079cm" draw:transform="rotate (1.5707963267949) translate (6.651cm 9.89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3" draw:text-style-name="P4" draw:layer="layout" svg:width="0.446cm" svg:height="4.186cm" draw:transform="rotate (-3.14159265358979) translate (6.667cm 14.1cm)">
              <text:p/>
    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2" draw:text-style-name="P3" draw:layer="layout" svg:width="1.832cm" svg:height="0.762cm" svg:x="8.728cm" svg:y="8.736cm">
              <draw:text-box>
                <text:p><text:span text:style-name="T1">√</text:span><text:span text:style-name="T1">n</text:span></text:p>
              </draw:text-box>
            </draw:frame>
            <draw:frame draw:style-name="gr2" draw:text-style-name="P3" draw:layer="layout" svg:width="1.832cm" svg:height="0.762cm" svg:x="5.28cm" svg:y="11.684cm">
              <draw:text-box>
                <text:p><text:span text:style-name="T1">√</text:span><text:span text:style-name="T1">n</text:span></text:p>
              </draw:text-box>
            </draw:frame>
          </draw:g>
          <draw:line draw:style-name="gr3" draw:text-style-name="P4" draw:layer="layout" svg:x1="11.404cm" svg:y1="10.04cm" svg:x2="7.086cm" svg:y2="10.04cm">
            <text:p/>
          </draw:line>
          <draw:line draw:style-name="gr3" draw:text-style-name="P4" draw:layer="layout" svg:x1="11.404cm" svg:y1="11.34cm" svg:x2="7.086cm" svg:y2="11.34cm">
            <text:p/>
          </draw:line>
          <draw:line draw:style-name="gr3" draw:text-style-name="P4" draw:layer="layout" svg:x1="11.404cm" svg:y1="12.64cm" svg:x2="7.086cm" svg:y2="12.64cm">
            <text:p/>
          </draw:line>
          <draw:line draw:style-name="gr3" draw:text-style-name="P4" draw:layer="layout" svg:x1="11.404cm" svg:y1="13.94cm" svg:x2="7.086cm" svg:y2="13.94cm">
            <text:p/>
          </draw:line>
          <draw:line draw:style-name="gr3" draw:text-style-name="P4" draw:layer="layout" svg:x1="6.994cm" svg:y1="10.134cm" svg:x2="6.994cm" svg:y2="13.944cm">
            <text:p/>
          </draw:line>
          <draw:line draw:style-name="gr3" draw:text-style-name="P4" draw:layer="layout" svg:x1="8.468cm" svg:y1="10.134cm" svg:x2="8.468cm" svg:y2="13.944cm">
            <text:p/>
          </draw:line>
          <draw:line draw:style-name="gr3" draw:text-style-name="P4" draw:layer="layout" svg:x1="9.968cm" svg:y1="10.134cm" svg:x2="9.968cm" svg:y2="13.944cm">
            <text:p/>
          </draw:line>
          <draw:line draw:style-name="gr3" draw:text-style-name="P4" draw:layer="layout" svg:x1="11.42cm" svg:y1="10.134cm" svg:x2="11.42cm" svg:y2="13.944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line draw:style-name="gr3" draw:text-style-name="P4" draw:layer="layout" svg:x1="15.374cm" svg:y1="9.422cm" svg:x2="16.014cm" svg:y2="8.582cm">
            <text:p/>
          </draw:line>
          <draw:line draw:style-name="gr3" draw:text-style-name="P4" draw:layer="layout" svg:x1="16.014cm" svg:y1="9.422cm" svg:x2="16.014cm" svg:y2="8.582cm">
            <text:p/>
          </draw:line>
          <draw:line draw:style-name="gr3" draw:text-style-name="P4" draw:layer="layout" svg:x1="16.644cm" svg:y1="9.422cm" svg:x2="16.014cm" svg:y2="8.582cm">
            <text:p/>
          </draw:line>
        </draw:g>
        <draw:g>
          <draw:line draw:style-name="gr3" draw:text-style-name="P4" draw:layer="layout" svg:x1="12.174cm" svg:y1="10.922cm" svg:x2="12.814cm" svg:y2="10.082cm">
            <text:p/>
          </draw:line>
          <draw:line draw:style-name="gr3" draw:text-style-name="P4" draw:layer="layout" svg:x1="12.814cm" svg:y1="10.922cm" svg:x2="12.814cm" svg:y2="10.082cm">
            <text:p/>
          </draw:line>
          <draw:line draw:style-name="gr3" draw:text-style-name="P4" draw:layer="layout" svg:x1="13.444cm" svg:y1="10.922cm" svg:x2="12.814cm" svg:y2="10.082cm">
            <text:p/>
          </draw:line>
        </draw:g>
        <draw:g>
          <draw:line draw:style-name="gr3" draw:text-style-name="P4" draw:layer="layout" svg:x1="9.574cm" svg:y1="10.922cm" svg:x2="10.214cm" svg:y2="10.082cm">
            <text:p/>
          </draw:line>
          <draw:line draw:style-name="gr3" draw:text-style-name="P4" draw:layer="layout" svg:x1="10.214cm" svg:y1="10.922cm" svg:x2="10.214cm" svg:y2="10.082cm">
            <text:p/>
          </draw:line>
          <draw:line draw:style-name="gr3" draw:text-style-name="P4" draw:layer="layout" svg:x1="10.844cm" svg:y1="10.922cm" svg:x2="10.214cm" svg:y2="10.082cm">
            <text:p/>
          </draw:line>
        </draw:g>
        <draw:g>
          <draw:line draw:style-name="gr3" draw:text-style-name="P4" draw:layer="layout" svg:x1="7.874cm" svg:y1="10.922cm" svg:x2="8.514cm" svg:y2="10.082cm">
            <text:p/>
          </draw:line>
          <draw:line draw:style-name="gr3" draw:text-style-name="P4" draw:layer="layout" svg:x1="8.514cm" svg:y1="10.922cm" svg:x2="8.514cm" svg:y2="10.082cm">
            <text:p/>
          </draw:line>
          <draw:line draw:style-name="gr3" draw:text-style-name="P4" draw:layer="layout" svg:x1="9.144cm" svg:y1="10.922cm" svg:x2="8.514cm" svg:y2="10.082cm">
            <text:p/>
          </draw:line>
        </draw:g>
        <draw:line draw:style-name="gr3" draw:text-style-name="P4" draw:layer="layout" svg:x1="12.7cm" svg:y1="10.16cm" svg:x2="10.414cm" svg:y2="8.382cm">
          <text:p/>
        </draw:line>
        <draw:line draw:style-name="gr3" draw:text-style-name="P4" draw:layer="layout" svg:x1="10.16cm" svg:y1="10.16cm" svg:x2="10.414cm" svg:y2="8.382cm">
          <text:p/>
        </draw:line>
        <draw:line draw:style-name="gr3" draw:text-style-name="P4" draw:layer="layout" svg:x1="8.382cm" svg:y1="10.16cm" svg:x2="10.414cm" svg:y2="8.382cm">
          <text:p/>
        </draw:line>
        <draw:line draw:style-name="gr3" draw:text-style-name="P4" draw:layer="layout" svg:x1="16.256cm" svg:y1="8.382cm" svg:x2="13.716cm" svg:y2="6.858cm">
          <text:p/>
        </draw:line>
        <draw:line draw:style-name="gr3" draw:text-style-name="P4" draw:layer="layout" svg:x1="12.192cm" svg:y1="8.382cm" svg:x2="13.049cm" svg:y2="7.165cm">
          <text:p/>
        </draw:line>
        <draw:custom-shape draw:style-name="gr14" draw:text-style-name="P2" draw:layer="layout" svg:width="1.324cm" svg:height="0.963cm" svg:x="12.646cm" svg:y="6.40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668cm" svg:y1="8.128cm" svg:x2="12.646cm" svg:y2="6.911cm">
          <text:p/>
        </draw:line>
        <draw:custom-shape draw:style-name="gr14" draw:text-style-name="P2" draw:layer="layout" svg:width="1.324cm" svg:height="0.963cm" svg:x="9.747cm" svg:y="8.003cm">
          <text:p text:style-name="P1">n<text:span text:style-name="T2">1/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324cm" svg:height="0.963cm" svg:x="11.648cm" svg:y="8.003cm">
          <text:p text:style-name="P1">n<text:span text:style-name="T2">1/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324cm" svg:height="0.963cm" svg:x="15.348cm" svg:y="8.003cm">
          <text:p text:style-name="P1">n<text:span text:style-name="T2">1/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264cm" svg:height="0.734cm" svg:x="13.516cm" svg:y="8.174cm">
          <draw:text-box>
            <text:p>...</text:p>
          </draw:text-box>
        </draw:frame>
        <draw:custom-shape draw:style-name="gr14" draw:text-style-name="P2" draw:layer="layout" svg:width="1.324cm" svg:height="0.963cm" svg:x="7.848cm" svg:y="9.603cm">
          <text:p text:style-name="P1">n<text:span text:style-name="T2">1/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324cm" svg:height="0.963cm" svg:x="9.549cm" svg:y="9.603cm">
          <text:p text:style-name="P1">n<text:span text:style-name="T2">1/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324cm" svg:height="0.963cm" svg:x="12.149cm" svg:y="9.603cm">
          <text:p text:style-name="P1">n<text:span text:style-name="T2">1/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264cm" svg:height="0.734cm" svg:x="10.816cm" svg:y="9.674cm">
          <draw:text-box>
            <text:p>...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3" svg:font-family="Courier" style:font-adornments="Regular" style:font-family-generic="modern" style:font-pitch="fixed"/>
    <style:font-face style:name="Courier2" svg:font-family="Courier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3" fo:font-family="Courier" style:font-style-name="Regular" style:font-family-generic="modern" style:font-pitch="fixed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14:04.274734170</meta:creation-date>
    <dc:date>2017-06-13T10:31:35.608252323</dc:date>
    <meta:editing-duration>PT5H53M13S</meta:editing-duration>
    <meta:editing-cycles>10</meta:editing-cycles>
    <meta:generator>LibreOffice/5.1.4.2$Linux_X86_64 LibreOffice_project/10m0$Build-2</meta:generator>
    <meta:document-statistic meta:object-count="212"/>
  </office:meta>
</office:document-meta>
</file>